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89a4" officeooo:paragraph-rsid="001689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assignment is intended to get you to use some of the requirements gathering skills you have learned about in the lectures and labs in order to inform the design of a mobile tourism application. This can be any tool that might help someone visiting somewhere or wanting to explore somewhere for any leisure purposes (e.g. places to visit, or places to eat etc.). You may want to focus on a particular aspect rather than try to consider everything. This might be either the re-design of an existing application or website, or a completely new one. As you will need to find 2 or 3 people to act as your user group, choose something for which you can find realistic users (and you may find it easier to choose a place you and your users know well).</text:p>
      <text:p text:style-name="P1"/>
      <text:p text:style-name="P1">The data you collect in this assignment may be useful to you in Assignment 2.</text:p>
      <text:p text:style-name="P1"/>
      <text:p text:style-name="P1">In order to complete the assignment, please do the following:</text:p>
      <text:p text:style-name="P1"/>
      <text:p text:style-name="P1">1. outline the goals of your research – choose a place/destination to consider, and think about what the mobile application you are informing the design of will be for. You may want to decide the exact nature of what your application will be for after you have gathered some requirements from your users, but you need to be clear at the start what you will/will not investigate in your research.</text:p>
      <text:p text:style-name="P1"/>
      <text:p text:style-name="P1">2. explain how you could use each of interviews, questionnaires and observation techniques to gather requirements from potential users to design or improve your application. You should think about what would be most useful for you to find out about at this point – is it how people currently go about planning what they might do when visiting a particular city, and what they would like to know? Or perhaps considering the limitations of a current app for choosing somewhere good to eat nearby etc. You might use each of the different techniques to explore slightly different aspects.</text:p>
      <text:p text:style-name="P1"/>
      <text:p text:style-name="P1">3. choose ONE of the methods that you think would be most useful to understand what is needed for the app and explain why it would be most useful.</text:p>
      <text:p text:style-name="P1"/>
      <text:p text:style-name="P1">4. plan your data gathering strategy for the method you have chosen (i.e. if it’s an interview, design the questions, consider how you will record the data collected etc.) and carry out a limited study (e.g. interview 2/3 people OR ask 3 or 4 people to fill out your questionnaire OR plan short 30 minute observations of 2/3 people). Describe how you did this, and include any interview questions or questionnaire questions in your report.</text:p>
      <text:p text:style-name="P1"/>
      <text:p text:style-name="P1">5. analyse the data you collected from your participants and present the results.</text:p>
      <text:p text:style-name="P1"/>
      <text:p text:style-name="P1">6. reflect on your choice of method, how you carried it out, and any limitations in what you did or improvements you might make to your data gathering in the future.</text:p>
      <text:p text:style-name="P1"/>
      <text:p text:style-name="P1">Submissions should be in the form of a 1-3 page text report with 6 sections numbered as above. Marks will be awarded according to the marking rubric on Canvas (below) – credit will be given both for completing the steps outlined and doing them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21:20:36.879091115</meta:creation-date>
    <dc:date>2016-10-23T21:23:49.575369225</dc:date>
    <meta:editing-duration>PT3M14S</meta:editing-duration>
    <meta:editing-cycles>1</meta:editing-cycles>
    <meta:document-statistic meta:table-count="0" meta:image-count="0" meta:object-count="0" meta:page-count="1" meta:paragraph-count="10" meta:word-count="520" meta:character-count="2946" meta:non-whitespace-character-count="2433"/>
    <meta:generator>LibreOffice/5.1.2.2$Linux_X86_64 LibreOffice_project/10m0$Build-2</meta:generator>
  </office:meta>
</office:document-meta>
</file>